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04e4" officeooo:paragraph-rsid="001b04e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b04e4" officeooo:paragraph-rsid="001b04e4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paragraph-rsid="001b04e4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04e4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Trusting Thee, Lord Jesus</text:p>
      <text:p text:style-name="P5"/>
      <text:p text:style-name="P3">I am trusting Thee, Lord Jesus</text:p>
      <text:p text:style-name="P3">Trusting only Thee;</text:p>
      <text:p text:style-name="P3">Trusting Thee for full salvation,</text:p>
      <text:p text:style-name="P3">Great and free.</text:p>
      <text:p text:style-name="P3"/>
      <text:p text:style-name="P3">I am trusting Thee to guide me</text:p>
      <text:p text:style-name="P3">Thou alone shalt lead,</text:p>
      <text:p text:style-name="P3">Every day and hour supplying</text:p>
      <text:p text:style-name="P3">All my need.</text:p>
      <text:p text:style-name="P3"/>
      <text:p text:style-name="P3">I am trusting Thee for power</text:p>
      <text:p text:style-name="P3">Thine can never fail;</text:p>
      <text:p text:style-name="P3">Words which Thou Thyself shall give me</text:p>
      <text:p text:style-name="P3">Must prevail.</text:p>
      <text:p text:style-name="P3"/>
      <text:p text:style-name="P3">I am trusting Thee, Lord Jesus</text:p>
      <text:p text:style-name="P3">Never let me fall;</text:p>
      <text:p text:style-name="P3">I am trusting Thee forever</text:p>
      <text:p text:style-name="P4"><text:span text:style-name="T1">And for all.</text:span></text:p>
      <text:p text:style-name="P4"><text:span text:style-name="T2"/></text:p>
      <text:p text:style-name="P2"/>
      <text:p text:style-name="P2">Composer: <text:span text:style-name="T1">Ethelbert W. Bullinger</text:span></text:p>
      <text:p text:style-name="P2">Lyricist: <text:span text:style-name="T1">Frances Ridley Haveg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3:07:46.353000000</meta:creation-date>
    <meta:editing-duration>PT5M42S</meta:editing-duration>
    <meta:editing-cycles>3</meta:editing-cycles>
    <meta:generator>LibreOffice/6.3.3.2$Windows_X86_64 LibreOffice_project/a64200df03143b798afd1ec74a12ab50359878ed</meta:generator>
    <dc:title>Tuba Hymn Lyrics</dc:title>
    <dc:date>2020-04-24T13:13:29.477000000</dc:date>
    <meta:document-statistic meta:table-count="0" meta:image-count="0" meta:object-count="0" meta:page-count="1" meta:paragraph-count="19" meta:word-count="87" meta:character-count="469" meta:non-whitespace-character-count="401"/>
    <meta:template xlink:type="simple" xlink:actuate="onRequest" xlink:title="Tuba Hymn Lyrics" xlink:href="../../../../../AppData/Roaming/LibreOffice/4/user/template/Tuba%20Hymn%20Lyrics.ott" meta:date="2020-04-24T13:07:46.142000000"/>
  </office:meta>
</office:document-meta>
</file>